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size="12pt" style:font-size-asian="12pt" style:font-size-complex="12pt"/>
    </style:style>
    <style:style style:name="P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P6" style:family="paragraph" style:parent-style-name="Standard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7" style:family="paragraph" style:parent-style-name="Standard"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8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9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10" style:family="paragraph" style:parent-style-name="Standard" style:list-style-name="L1"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11" style:family="paragraph" style:parent-style-name="Standard" style:list-style-name="L2">
      <style:text-properties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3" style:family="paragraph" style:parent-style-name="Standard" style:list-style-name="L3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4" style:family="paragraph" style:parent-style-name="Standard" style:list-style-name="L4"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P15" style:family="paragraph" style:parent-style-name="Standard"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unning Log Starting Saturday May 21, 2016</text:p>
      <text:p text:style-name="P1">Most workouts are in Meadville PA where I live.</text:p>
      <text:p text:style-name="P1">Note: Before each workout, I massage my feet, legs, hips and back</text:p>
      <text:p text:style-name="P2"><text:span text:style-name="T2">I am going to start training for shorter races.</text:span> </text:p>
      <text:p text:style-name="P2"/>
      <text:p text:style-name="P3"><text:span text:style-name="T1">Sat 5/21/16: </text:span>2.3 miles</text:p>
      <text:p text:style-name="P2">I jogged 0.3 miles to the hilly cemetery loop and then 2 miles on the loop in 19:46 going faster as I ran. <text:s/>I feel better than I did two days ago. </text:p>
      <text:p text:style-name="P2"/>
      <text:p text:style-name="P2">Sun 5/22/16: <text:span text:style-name="T2">3 miles</text:span> </text:p>
      <text:p text:style-name="P2">I ran 3 miles on the cemetery loop: 9:47+9:19+9:10 = 28:16</text:p>
      <text:p text:style-name="P2"/>
      <text:p text:style-name="P2">Mon 5/23/16: <text:span text:style-name="T2">5.3 miles</text:span></text:p>
      <text:p text:style-name="P4">I ran 1 mile to the college track in 9:13 and then rested 4 minutes.</text:p>
      <text:p text:style-name="P4">I ran 8x220yds with a 220 jog before each. I ran wide so each lap was 440 yds. The average jog time was about 90 seconds.</text:p>
      <text:p text:style-name="P4">Times on the 220's:</text:p>
      <text:p text:style-name="P4">55.1, 53.4, 53.8, 52.1, 50.9, 50.3, 50.0, 47.2 <text:s text:c="2"/>Average = 51.4 seconds. <text:s/>I felt better as I ran.</text:p>
      <text:p text:style-name="P4">Rested 4 minutes</text:p>
      <text:p text:style-name="P4">I ran the 1.33 mile grassy, hill loop around the athletic fields in 12:29.</text:p>
      <text:p text:style-name="P4">Rested 4 minutes</text:p>
      <text:p text:style-name="P4">I ran 1 mile on the track in 9:52</text:p>
      <text:p text:style-name="P4">This was a good workout. I feel good.</text:p>
      <text:p text:style-name="P4"/>
      <text:p text:style-name="P4">Tues 5/24/16: <text:span text:style-name="T2">4.75 miles</text:span></text:p>
      <text:p text:style-name="P4">I ran 0.75 miles to the athletic fields and 3.25 miles on the grassy hilly loop around the fields. <text:s/>Time 40 minutes. <text:s/>The I walked o.75 miles on the track.</text:p>
      <text:p text:style-name="P4"/>
      <text:p text:style-name="P4">Wed 5/25/16: <text:span text:style-name="T2">5.5 miles</text:span></text:p>
      <text:p text:style-name="P4">I ran 1 mile to the college track in 8:36 and then rested 4 minutes.</text:p>
      <text:p text:style-name="P4">I ran 9x220yds with a 220 jog before each. The average jog time was 93 seconds.</text:p>
      <text:p text:style-name="P4">Times on the 220's:</text:p>
      <text:p text:style-name="P4">53.6, 53.2, 52.5, 49.5, 47.5, 50.1, 48.8, 48.6, 46.0 <text:s/>Average <text:s/>= 49.9 seconds </text:p>
      <text:p text:style-name="P4">I rested about 7 minutes including a 330 jog.</text:p>
      <text:p text:style-name="P4">I ran the 1.33 mile grassy, hill loop around the athletic fields in 11:36.6 or 8:44/mi</text:p>
      <text:p text:style-name="P4">Rested about 5 minutes and walked ¾ miles on the track</text:p>
      <text:p text:style-name="P4">I ran faster in this workout than in a similar workout on Monday.</text:p>
      <text:p text:style-name="P5"/>
      <text:p text:style-name="P4">Thur 5/26/16: <text:span text:style-name="T2">5.25 miles</text:span></text:p>
      <text:p text:style-name="P4">I ran 5 miles mainly on the hilly loop around the athletic fields averaging 10:43/mi. I took it easy on the uphills. <text:s/>Then I walked 0.25 miles on the track.</text:p>
      <text:p text:style-name="P4"><text:s/></text:p>
      <text:p text:style-name="P4">Fri 5/27/16: <text:span text:style-name="T2">6 miles</text:span></text:p>
      <text:p text:style-name="P4">1 mile warmup including ½ mile on indoor track in 4:09. <text:s/>Rested 5 minutes</text:p>
      <text:p text:style-name="P4">On a treadmill: 6x880 yards with 440 jog before each 880. <text:s text:c="2"/>The jogs averaged 3:08.</text:p>
      <text:p text:style-name="P4">Times on 880's.</text:p>
      <text:p text:style-name="P4">3:56.8, 3:56.8, 3:56.8, 3:50.8, 3:47.8, 3:42.2. <text:s/>Average = 3:51.9. <text:s/></text:p>
      <text:p text:style-name="P4">I warmed down with a ½ mile in 5:00 and another ½ mile home.</text:p>
      <text:p text:style-name="P5">32.1 miles in the last week.</text:p>
      <text:p text:style-name="P6"><text:soft-page-break/>Sat 5/28/16: <text:span text:style-name="T2">3 miles</text:span></text:p>
      <text:p text:style-name="P6">I ran to the athletic field, one time around the 1.33 mile loop and home for 3 miles in 29:52.</text:p>
      <text:p text:style-name="P6"/>
      <text:p text:style-name="P6">Sun 5/29/16: <text:span text:style-name="T2">1.25 miles</text:span></text:p>
      <text:p text:style-name="P6">1 mile<text:span text:style-name="T2"> </text:span>on a very hilly road in 8:50 then a ¼ mile warmdown. </text:p>
      <text:p text:style-name="P6"/>
      <text:p text:style-name="P6">Mon 5/30/16: <text:span text:style-name="T2">4.5 miles</text:span></text:p>
      <text:p text:style-name="P6">I<text:span text:style-name="T2"> </text:span>ran 4.5 miles on roads including the 5k Human Race in downtown Meadville. I ran 24:16. <text:s/>The course includes a long up and downhill. <text:s/></text:p>
      <text:p text:style-name="P6"/>
      <text:p text:style-name="P6">Tues 5/31/16: <text:span text:style-name="T2">3.2 miles</text:span></text:p>
      <text:p text:style-name="P6">I ran to the athletic fields, 1.8 miles on the fields and back for 3.2 miles averaging 10:20/mile.</text:p>
      <text:p text:style-name="P6"/>
      <text:p text:style-name="P6">Wed 6/1/16: <text:span text:style-name="T2">4.1 miles</text:span></text:p>
      <text:p text:style-name="P6">I ran 1 mile to the college track in 9:12 and rested 4 minutes.</text:p>
      <text:p text:style-name="P6">Then I ran 4x220 yards with a 220 jog before each. <text:s/>The jogs averaged about 90 seconds.</text:p>
      <text:p text:style-name="P6">Times for the 220's: 49.7, 48.8, 47.8 and 45.5. <text:s/>average = 48.0 seconds </text:p>
      <text:p text:style-name="P6">rested 4 minutes</text:p>
      <text:p text:style-name="P6">I ran <text:s/>the 1.33 mile loop around the athletic fields averaging 9:40/mile.</text:p>
      <text:p text:style-name="P6">rested 2 minutes</text:p>
      <text:p text:style-name="P6">walked ¾ mile on the track.</text:p>
      <text:p text:style-name="P6"/>
      <text:p text:style-name="P6">Thur 6/2/16: <text:span text:style-name="T2">4 miles</text:span></text:p>
      <text:p text:style-name="P6">I ran on the high school track with Mark Ams.</text:p>
      <text:p text:style-name="P6">We warmed up with a mile. <text:s/>Then we ran 10x220yards with a 220 jog after each. </text:p>
      <text:p text:style-name="P6">The jogs took about 90 s each. <text:s/></text:p>
      <text:p text:style-name="P6">Average time for the 220's was 57.7 s. </text:p>
      <text:p text:style-name="P6">Jogged ½ mile</text:p>
      <text:p text:style-name="P6"/>
      <text:p text:style-name="P6">Fri 6/3/16 <text:span text:style-name="T2">7.25 miles</text:span></text:p>
      <text:p text:style-name="P6">I warmed up 1.25 miles on indoor track including 1 mile in 9 minutes and rested 4 minutes.</text:p>
      <text:p text:style-name="P6">On a treadmill I ran 7x880 yards with a 440 jog before each and one at the end. The jogs took about 3 minutes. <text:s/>My pulse at the end of the last 880 was 159 bpm.</text:p>
      <text:p text:style-name="P6">Times on the 880's: </text:p>
      <text:list xml:id="list5111950389744693799" text:style-name="L1">
        <text:list-item>
          <text:p text:style-name="P10">3:56.8</text:p>
        </text:list-item>
        <text:list-item>
          <text:p text:style-name="P10">3:53.8</text:p>
        </text:list-item>
        <text:list-item>
          <text:p text:style-name="P10">3:50.8</text:p>
        </text:list-item>
        <text:list-item>
          <text:p text:style-name="P10">3:47.8</text:p>
        </text:list-item>
        <text:list-item>
          <text:p text:style-name="P10">3:45.0</text:p>
        </text:list-item>
        <text:list-item>
          <text:p text:style-name="P10">3:42.2</text:p>
        </text:list-item>
        <text:list-item>
          <text:p text:style-name="P10">3:34.3</text:p>
        </text:list-item>
      </text:list>
      <text:p text:style-name="P6"/>
      <text:p text:style-name="P6">I jogged ½ mile home.</text:p>
      <text:p text:style-name="P6"/>
      <text:p text:style-name="P7">27.3 miles in the last week. </text:p>
      <text:p text:style-name="P4"><text:soft-page-break/>Sat 6/4/16: <text:span text:style-name="T2">4.5 miles</text:span></text:p>
      <text:p text:style-name="P4">I ran on the grassy, hilly athletic field. <text:s/>I ran 2 miles with Mark Ams in 21:09. <text:s/>Then I rested a few minutes and ran 2.5 miles at 8:00/mi in an Allegheny College alumni run. <text:s/>The course for the run consisted of a loop that was repeated 3 times. <text:s/>About 1/3 of the loop was downhill, and 1/3 of it was uphill. <text:s/>It was a good workout.</text:p>
      <text:p text:style-name="P4"/>
      <text:p text:style-name="P4">Sun 6/5/16: <text:span text:style-name="T2">3 miles </text:span><text:s/></text:p>
      <text:p text:style-name="P4">I am tired from the workouts I had in the last 2 days. <text:s/>I ran 3 miles on hilly roads and grass in 34 minutes. </text:p>
      <text:p text:style-name="P4"/>
      <text:p text:style-name="P4">Mon 6/6/16: <text:span text:style-name="T2">4 miles</text:span></text:p>
      <text:p text:style-name="P4">I ran on the college track with Mark Ams.</text:p>
      <text:p text:style-name="P4">We warmed up with a mile. <text:s/>Then we ran 10x220yards with a 220 jog after each. </text:p>
      <text:p text:style-name="P4">The jogs took about 95 s each. <text:s/></text:p>
      <text:p text:style-name="P4">Average time for the 220's was 57.8 s. </text:p>
      <text:p text:style-name="P4">Jogged ½ mile</text:p>
      <text:p text:style-name="P4"/>
      <text:p text:style-name="P4">Tues 6/7/16 <text:span text:style-name="T2">3.6 miles</text:span></text:p>
      <text:p text:style-name="P4">I ran on the 1.09 mile loop around New Alexandria PA. It is down and then up hill.</text:p>
      <text:p text:style-name="P4">I jogged 0.17 miles, ran three loops averaging 8:48/mi and then jogged 0.17 miles. </text:p>
      <text:p text:style-name="P4"/>
      <text:p text:style-name="P4">Wed 6/8/16: <text:span text:style-name="T2">3 miles</text:span></text:p>
      <text:p text:style-name="P4">I ran 3 <text:s/>miles on hilly roads in New Alexandria running faster as I went. <text:s/>Average pace = 10:20/mi. <text:s/>Final mile in 8:43.</text:p>
      <text:p text:style-name="P4"/>
      <text:p text:style-name="P4">Thur 6/9/16: <text:span text:style-name="T2">7.7 miles</text:span></text:p>
      <text:p text:style-name="P4">In the morning I ran in New Alexandria. </text:p>
      <text:p text:style-name="P4">1 mile warmup in about 10:20</text:p>
      <text:p text:style-name="P4">8 x 0.2 miles on a hill with a 6.4% grade. <text:s/>I jogged mainly downhill 0.3 miles after each 0.2miles. <text:s/>The jogs took about 3 minutes each. <text:s/>The times on the 0.2 mile uphills were:</text:p>
      <text:list xml:id="list152656508472089132" text:style-name="L2">
        <text:list-item>
          <text:p text:style-name="P11">2:00 <text:s text:c="2"/>(10:00/mi)</text:p>
        </text:list-item>
        <text:list-item>
          <text:p text:style-name="P11">1:58</text:p>
        </text:list-item>
        <text:list-item>
          <text:p text:style-name="P11">1:56</text:p>
        </text:list-item>
        <text:list-item>
          <text:p text:style-name="P11">1:51</text:p>
        </text:list-item>
        <text:list-item>
          <text:p text:style-name="P11">1:49.4</text:p>
        </text:list-item>
        <text:list-item>
          <text:p text:style-name="P11">1:51.4</text:p>
        </text:list-item>
        <text:list-item>
          <text:p text:style-name="P11">1:47.7</text:p>
        </text:list-item>
        <text:list-item>
          <text:p text:style-name="P11">1:39.6 (8:18/mi)</text:p>
        </text:list-item>
      </text:list>
      <text:p text:style-name="P4">I felt better as I ran. <text:s/></text:p>
      <text:p text:style-name="P4">Jogged ½ mile warmdown.</text:p>
      <text:p text:style-name="P4">In the afternoon I walked 2.2 miles on the hilly West Penn Trail.</text:p>
      <text:p text:style-name="P5"/>
      <text:p text:style-name="P4">Fri 6/10/16: <text:span text:style-name="T2">2 miles</text:span></text:p>
      <text:p text:style-name="P4">I ran 2 miles in 20 minutes on hilly roads in Meadville.</text:p>
      <text:p text:style-name="P4"/>
      <text:p text:style-name="P5">27.8 miles in the last week. </text:p>
      <text:p text:style-name="P5"/>
      <text:p text:style-name="P5"/>
      <text:p text:style-name="P5"/>
      <text:p text:style-name="P8"><text:soft-page-break/>Sat 6/11/16: <text:span text:style-name="T2">4 miles</text:span></text:p>
      <text:p text:style-name="P8">I ran 4 miles on hilly roads and grass. <text:s/>First and last miles on roads. </text:p>
      <text:p text:style-name="P8">9:19+9:11+8:35+8:34 = 35:40. <text:s/>It was 83 degrees. </text:p>
      <text:p text:style-name="P8"/>
      <text:p text:style-name="P8">Sun 6/12/16: <text:span text:style-name="T2">3 miles</text:span></text:p>
      <text:p text:style-name="P8">I ran and walked 3 miles on roads and grass averaging 11:28/mile.</text:p>
      <text:p text:style-name="P8"/>
      <text:p text:style-name="P8">Mon 6/13/16: <text:span text:style-name="T2">5.1 miles</text:span></text:p>
      <text:p text:style-name="P8">I ran with Mark Ams, and Gary and Matt Puleio. <text:s/>Mark ran 200's and the rest of us ran 6 x 880 yards. I always run wide on the curves so 2 laps is about 880 yards. <text:s/></text:p>
      <text:p text:style-name="P8">We warmed up with a mile jog, ran 6 x 880 with a 220 jog between each 880 and then warmed down with an 880 jog. <text:s/>My 220 jogs took about 2:10. <text:s/>My times on the 880's were</text:p>
      <text:list xml:id="list2594354645951695407" text:style-name="L3">
        <text:list-item>
          <text:p text:style-name="P13">3:50.5</text:p>
        </text:list-item>
        <text:list-item>
          <text:p text:style-name="P13">3:50.4</text:p>
        </text:list-item>
        <text:list-item>
          <text:p text:style-name="P13">3:43.9</text:p>
        </text:list-item>
        <text:list-item>
          <text:p text:style-name="P13">3:44.2</text:p>
        </text:list-item>
        <text:list-item>
          <text:p text:style-name="P13">3:46.2</text:p>
        </text:list-item>
        <text:list-item>
          <text:p text:style-name="P13">3:45</text:p>
          <text:p text:style-name="P13">Average=3:46.7</text:p>
        </text:list-item>
      </text:list>
      <text:p text:style-name="P8"/>
      <text:p text:style-name="P8">Tues 6/14/16: <text:span text:style-name="T2">5.25 muiles</text:span></text:p>
      <text:p text:style-name="P8">I ran and walked 5.25 miles on hilly roads and grass. <text:s/>During the run I walked 5 times for a total of 1 mile of walking. <text:s/>The average pace was 10:36/mile. <text:s text:c="2"/>I feel good.</text:p>
      <text:p text:style-name="P8"/>
      <text:p text:style-name="P8">Wed 6/15/16: <text:span text:style-name="T2">4 miles</text:span></text:p>
      <text:p text:style-name="P8">I ran 1 mile to the Allegheny College track in 9:05 and rested 4 minutes.</text:p>
      <text:p text:style-name="P8">2 x 220 yards both in 55 s with a 220 jog after each</text:p>
      <text:p text:style-name="P8">rested 3 minutes</text:p>
      <text:p text:style-name="P8">1 mile in 7:28.7. <text:s/>Splits: 1:58.1, 1:55.4, 1:55.6, 1:39.6</text:p>
      <text:p text:style-name="P8">rested 4 minutes</text:p>
      <text:p text:style-name="P8">1 mile home in 9:02</text:p>
      <text:p text:style-name="P8"/>
      <text:p text:style-name="P8">Thur 6/16/16: <text:span text:style-name="T2">2 miles</text:span></text:p>
      <text:p text:style-name="P8">½ mile to the indoor track</text:p>
      <text:p text:style-name="P8">½ mile on the indoor track with not shoes in 4:21</text:p>
      <text:p text:style-name="P8">1 minute rest</text:p>
      <text:p text:style-name="P8">½ mile with shoes in 3:59</text:p>
      <text:p text:style-name="P8">1 light cycle using 13 weight machines for a total body workout</text:p>
      <text:p text:style-name="P8">½ mile jog home</text:p>
      <text:p text:style-name="P8"/>
      <text:p text:style-name="P8">Fri 6/16/16: <text:span text:style-name="T2">5.9 miles</text:span></text:p>
      <text:p text:style-name="P8">1.25 mile warmup</text:p>
      <text:p text:style-name="P8">5 x 1000 meters with ¼ mile jog after each 1000</text:p>
      <text:p text:style-name="P8">The jogs took about 4 minutes.</text:p>
      <text:p text:style-name="P8">Times for the 1000's:</text:p>
      <text:list xml:id="list2504210315565192491" text:style-name="L4">
        <text:list-item>
          <text:p text:style-name="P14">4:47</text:p>
        </text:list-item>
        <text:list-item>
          <text:p text:style-name="P14">4:43</text:p>
        </text:list-item>
        <text:list-item>
          <text:p text:style-name="P14">4:45</text:p>
        </text:list-item>
        <text:list-item>
          <text:p text:style-name="P14">4:47</text:p>
        </text:list-item>
        <text:list-item>
          <text:p text:style-name="P14">4:36.6</text:p>
        </text:list-item>
      </text:list>
      <text:p text:style-name="P8">½ mile jog</text:p>
      <text:p text:style-name="P8">It was 84 degrees.</text:p>
      <text:p text:style-name="P9">29.25 miles in the last week </text:p>
      <text:p text:style-name="P9"><text:soft-page-break/><text:span text:style-name="T1">6/18/16:</text:span> 5.25 miles</text:p>
      <text:p text:style-name="P8">I ran and walked the same course as on Tues June 14. This time I walked 10times still for a total of 1 mile of walking. <text:s/>The average pace was 10:33. <text:s/>It was 87 degrees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6-05-23T13:16:47.56</meta:creation-date>
    <meta:generator>OpenOffice/4.1.0$Win32 OpenOffice.org_project/410m18$Build-9764</meta:generator>
    <dc:date>2016-06-18T15:55:28.78</dc:date>
    <dc:creator>James Lombardi</dc:creator>
    <meta:editing-duration>PT4H47M44S</meta:editing-duration>
    <meta:editing-cycles>37</meta:editing-cycles>
    <meta:document-statistic meta:table-count="0" meta:image-count="0" meta:object-count="0" meta:page-count="5" meta:paragraph-count="153" meta:word-count="1412" meta:character-count="6958"/>
  </office:meta>
</office:document-meta>
</file>